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193a" officeooo:paragraph-rsid="0007193a"/>
    </style:style>
    <style:style style:name="P2" style:family="paragraph" style:parent-style-name="Standard">
      <style:text-properties officeooo:rsid="0007193a" officeooo:paragraph-rsid="000d961d"/>
    </style:style>
    <style:style style:name="P3" style:family="paragraph" style:parent-style-name="Standard">
      <style:text-properties officeooo:rsid="0007193a" officeooo:paragraph-rsid="000ee59f"/>
    </style:style>
    <style:style style:name="P4" style:family="paragraph" style:parent-style-name="Standard">
      <style:text-properties officeooo:rsid="0007193a" officeooo:paragraph-rsid="001b7577"/>
    </style:style>
    <style:style style:name="P5" style:family="paragraph" style:parent-style-name="Standard">
      <style:text-properties officeooo:rsid="0007193a" officeooo:paragraph-rsid="001dbffd"/>
    </style:style>
    <style:style style:name="P6" style:family="paragraph" style:parent-style-name="Standard">
      <style:text-properties officeooo:rsid="000788ae" officeooo:paragraph-rsid="000788ae"/>
    </style:style>
    <style:style style:name="P7" style:family="paragraph" style:parent-style-name="Standard">
      <style:text-properties officeooo:rsid="0009e867" officeooo:paragraph-rsid="0009e867"/>
    </style:style>
    <style:style style:name="P8" style:family="paragraph" style:parent-style-name="Standard">
      <style:text-properties officeooo:rsid="000d961d" officeooo:paragraph-rsid="000d961d"/>
    </style:style>
    <style:style style:name="P9" style:family="paragraph" style:parent-style-name="Standard">
      <style:text-properties officeooo:rsid="000ee59f" officeooo:paragraph-rsid="000ee59f"/>
    </style:style>
    <style:style style:name="P10" style:family="paragraph" style:parent-style-name="Standard">
      <style:text-properties officeooo:rsid="00105f74" officeooo:paragraph-rsid="00105f74"/>
    </style:style>
    <style:style style:name="P11" style:family="paragraph" style:parent-style-name="Standard">
      <style:text-properties officeooo:rsid="001555b9" officeooo:paragraph-rsid="001555b9"/>
    </style:style>
    <style:style style:name="P12" style:family="paragraph" style:parent-style-name="Standard">
      <style:text-properties officeooo:rsid="0016b7e8" officeooo:paragraph-rsid="0016b7e8"/>
    </style:style>
    <style:style style:name="P13" style:family="paragraph" style:parent-style-name="Standard">
      <style:text-properties officeooo:rsid="0019b7c2" officeooo:paragraph-rsid="0019b7c2"/>
    </style:style>
    <style:style style:name="P14" style:family="paragraph" style:parent-style-name="Standard">
      <style:text-properties officeooo:rsid="001b7577" officeooo:paragraph-rsid="001b7577"/>
    </style:style>
    <style:style style:name="P15" style:family="paragraph" style:parent-style-name="Standard">
      <style:text-properties officeooo:rsid="001cd3e6" officeooo:paragraph-rsid="001cd3e6"/>
    </style:style>
    <style:style style:name="T1" style:family="text">
      <style:text-properties officeooo:rsid="000b3fd1"/>
    </style:style>
    <style:style style:name="T2" style:family="text">
      <style:text-properties officeooo:rsid="000cf19a"/>
    </style:style>
    <style:style style:name="T3" style:family="text">
      <style:text-properties officeooo:rsid="000d961d"/>
    </style:style>
    <style:style style:name="T4" style:family="text">
      <style:text-properties officeooo:rsid="0010dace"/>
    </style:style>
    <style:style style:name="T5" style:family="text">
      <style:text-properties officeooo:rsid="00112ecd"/>
    </style:style>
    <style:style style:name="T6" style:family="text">
      <style:text-properties officeooo:rsid="00127c06"/>
    </style:style>
    <style:style style:name="T7" style:family="text">
      <style:text-properties officeooo:rsid="0013ecc2"/>
    </style:style>
    <style:style style:name="T8" style:family="text">
      <style:text-properties officeooo:rsid="00172018"/>
    </style:style>
    <style:style style:name="T9" style:family="text">
      <style:text-properties officeooo:rsid="001900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Exploração e mitigação das ameaças </text:p>
      <text:p text:style-name="P1"/>
      <text:p text:style-name="P1">vídeo 1</text:p>
      <text:p text:style-name="P1"/>
      <text:p text:style-name="P6">O que é ameaça? </text:p>
      <text:p text:style-name="P6">-é qualquer agente que possa corromper, roubar dados, ou interromper o funcionamento de um sistema. Quando a ameaça se concretiza, ela gera ocorrência que pode implicar em diversas ocorrências. </text:p>
      <text:p text:style-name="P6"/>
      <text:p text:style-name="P6"/>
      <text:p text:style-name="P7">Ataques cibernéticos </text:p>
      <text:p text:style-name="P7">-tem por objetivo roubar, expor, alterar, desativar ou destruir informações </text:p>
      <text:p text:style-name="P7">-Os mais comuns são os de NEGAÇÃO DE SERVIÇO, tem por objetivo indisponibilizar o funcionamento de determinado serviço, prejudicando a continuidade de serviço </text:p>
      <text:p text:style-name="P7">-ENGENHARIA SOCIAL, o criminoso investiga a vitima para entender seu comportamente, e assim identificar suas vulnerabilidades de segurança (prática comum = fishing, link em e-mail para redirecionar)</text:p>
      <text:p text:style-name="P7">-<text:span text:style-name="T1">ATAQUE DE PICHAÇÃO DE SITE, o atacante faz modificação de conteúdo de site </text:span></text:p>
      <text:p text:style-name="P7">-<text:span text:style-name="T1">ATAQUE DE BOTNET, o atacante usa rede de dispositvos conectados para realizar golpes </text:span></text:p>
      <text:p text:style-name="P7">-<text:span text:style-name="T2">ATAQUE DE SEQUESTRO DE SESSÃO DE TCP, o atacante assume a seção de usuario da web, assumindo aidentidade de usuario autenticado </text:span></text:p>
      <text:p text:style-name="P7">-<text:span text:style-name="T3">ATAQUES DO TIPO MALWARE, programas maliciosos que infectam sistemas (virus de computador)</text:span></text:p>
      <text:p text:style-name="P7"/>
      <text:p text:style-name="P8">Uso de Firewall e anti vírus atualizados são indispensaveis ,alem de treinamento e coencientização </text:p>
      <text:p text:style-name="P2"/>
      <text:p text:style-name="P1">-----------------------------------------------------------------------------------------------------------------------</text:p>
      <text:p text:style-name="P3">-----------------------------------------------------------------------------------------------------------------------</text:p>
      <text:p text:style-name="P9">vídeo 2 </text:p>
      <text:p text:style-name="P9"/>
      <text:p text:style-name="P9">ataques cibernéticos </text:p>
      <text:p text:style-name="P9"/>
      <text:p text:style-name="P10">ATAQUES CIBERNÉTICOS: </text:p>
      <text:p text:style-name="P10">-ações maliciosas com a <text:span text:style-name="T5">intenção</text:span> de causar prejuízos: financeiros, na reputação de pessoas e ou organizações. </text:p>
      <text:p text:style-name="P10">-<text:span text:style-name="T4">apesar de diversos recursos para prevenir esses ataques, o principal é a edução de desenvolvedores e usuários </text:span><text:span text:style-name="T5">do sistema. </text:span><text:span text:style-name="T6">(processos de autenticação, sistemas de backup, usar senhas fortes)</text:span></text:p>
      <text:p text:style-name="P9"/>
      <text:p text:style-name="P9">-<text:span text:style-name="T7">As ameaças cibernéticas exploram a vulnerabilidade de uma tecnologia, de um processo ou de uma metodologia </text:span></text:p>
      <text:p text:style-name="P9"/>
      <text:p text:style-name="P11">ATAQUES DE NEGAÇÃO DE SERVIÇOS (DOS)</text:p>
      <text:p text:style-name="P11">-ataque que tem por objetivo, indisponibilizar um sistema (ferindo o terceiro princípio da seg. da informação, DISPONIBILIDADE)</text:p>
      <text:p text:style-name="P11"/>
      <text:p text:style-name="P12">ENGENHARIA SOCIAL </text:p>
      <text:p text:style-name="P12">-<text:span text:style-name="T8">São usadas as fraquezas humanas, ferindo a confidencialidade, </text:span></text:p>
      <text:p text:style-name="P12">-<text:span text:style-name="T8">pode ser um colaborador da empresa corrompido </text:span></text:p>
      <text:p text:style-name="P12">-<text:span text:style-name="T9">pode ter seu login invadido e reutilizado </text:span></text:p>
      <text:p text:style-name="P12"/>
      <text:p text:style-name="P13"><text:soft-page-break/>PICHAÇÃO DE SITE </text:p>
      <text:p text:style-name="P13">-alteração não autorizada de conteudo de sites e ou CMS</text:p>
      <text:p text:style-name="P13">-técnica conhecida com DEFACEMENT</text:p>
      <text:p text:style-name="P13">-tipo de ataque que tem por objetivo, a repercussão negativa (basta apertar F12 e alterar o conteudo)</text:p>
      <text:p text:style-name="P13"/>
      <text:p text:style-name="P13">BOTNETS </text:p>
      <text:p text:style-name="P13">-conhecido como rede zumbi, </text:p>
      <text:p text:style-name="P13">-ataque realizado com uso de bot, explorando vulnerabilidade do equipamento </text:p>
      <text:p text:style-name="P13">-possuem equipamentos para orquestrar o ataque (centros de comand oe controle)</text:p>
      <text:p text:style-name="P13">-diferente dos worms, pois bots acatam ordens dos centros de comando e controle </text:p>
      <text:p text:style-name="P13">-botnets fazem ataque de negação de serviço, envios de e-mails em massa e vários outros </text:p>
      <text:p text:style-name="P13"/>
      <text:p text:style-name="P4">-----------------------------------------------------------------------------------------------------------------------</text:p>
      <text:p text:style-name="P13"/>
      <text:p text:style-name="P14">vídeo 3 </text:p>
      <text:p text:style-name="P14"/>
      <text:p text:style-name="P14">Outros tipos de ataques cibernéticos </text:p>
      <text:p text:style-name="P14"/>
      <text:p text:style-name="P15">ATAQUES DE NEGAÇÃO DE SERVIÇO </text:p>
      <text:p text:style-name="P15">-objetivo dele é indisponibilizar o sistema, por exemplo, enviando um grande número de requisições com a intenção de derrubar o sistema,</text:p>
      <text:p text:style-name="P15">-uma forma de proteger contra isso é: aumento da largura de banda, conexão reserva alternativa, sistema de detecção de intrusos </text:p>
      <text:p text:style-name="P15"/>
      <text:p text:style-name="P15">ENGENHARIA SOCIAL </text:p>
      <text:p text:style-name="P15"/>
      <text:p text:style-name="P15">explora o comportamento de vulnerabilidade dos usuários </text:p>
      <text:p text:style-name="P15">-pishing, e-mail fraudulento de banco, pedindo informações sensíveis ao usuário</text:p>
      <text:p text:style-name="P15">-a proteção mais efetiva é a educação do usuário com políticas preventivas </text:p>
      <text:p text:style-name="P5">-----------------------------------------------------------------------------------------------------------------------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9T17:25:27.033000000</dc:date>
    <meta:editing-duration>PT3H50M56S</meta:editing-duration>
    <meta:editing-cycles>22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49" meta:word-count="466" meta:character-count="3595" meta:non-whitespace-character-count="3145"/>
  </office:meta>
</office:document-meta>
</file>